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Verdana" svg:font-family="Verdana" style:font-family-generic="swiss" style:font-pitch="variable" svg:panose-1="2 11 6 4 3 5 4 4 2 4"/>
    <style:font-face style:name="OpenSymbol" svg:font-family="OpenSymbol" style:font-family-generic="system" style:font-pitch="variable" svg:panose-1="5 1 0 0 0 0 0 0 0 0"/>
    <style:font-face style:name="Linux Libertine Display G" svg:font-family="Linux Libertine Display G" style:font-family-generic="system" style:font-pitch="variable" svg:panose-1="2 0 5 3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Intestazione" style:master-page-name="MPF0" style:family="paragraph">
      <style:paragraph-properties fo:break-before="page" fo:text-align="center"/>
    </style:style>
    <style:style style:name="T11" style:parent-style-name="Car.predefinitoparagrafo" style:family="text">
      <style:text-properties style:font-name="Linux Libertine Display G" fo:font-weight="bold" style:font-weight-asian="bold" style:font-weight-complex="bold" fo:color="#161AA3" fo:background-color="#FFFFFF"/>
    </style:style>
    <style:style style:name="P12" style:parent-style-name="Standard" style:family="paragraph">
      <style:paragraph-properties fo:text-align="center" fo:margin-bottom="0.1388in" fo:line-height="200%"/>
      <style:text-properties style:font-name="Linux Libertine Display G" fo:font-weight="bold" style:font-weight-asian="bold" fo:color="#161AA3" fo:background-color="#FFFFFF" style:text-underline-type="single" style:text-underline-style="solid" style:text-underline-width="auto" style:text-underline-mode="continuous"/>
    </style:style>
    <style:style style:name="P13" style:parent-style-name="Standard" style:family="paragraph">
      <style:paragraph-properties fo:text-align="justify" fo:line-height="200%"/>
    </style:style>
    <style:style style:name="T14" style:parent-style-name="Car.predefinitoparagrafo" style:family="text">
      <style:text-properties style:font-name="Linux Libertine Display G" fo:font-weight="bold" style:font-weight-asian="bold" fo:color="#161AA3" fo:background-color="#FFFFFF"/>
    </style:style>
    <style:style style:name="T15" style:parent-style-name="Car.predefinitoparagrafo" style:family="text">
      <style:text-properties style:font-name="Linux Libertine Display G" fo:color="#161AA3" fo:background-color="#FFFFFF"/>
    </style:style>
    <style:style style:name="T16" style:parent-style-name="Car.predefinitoparagrafo" style:family="text">
      <style:text-properties style:font-name="Linux Libertine Display G" fo:color="#161AA3" fo:background-color="#FFFFFF"/>
    </style:style>
    <style:style style:name="P17" style:parent-style-name="Standard" style:family="paragraph">
      <style:paragraph-properties fo:text-align="justify" fo:line-height="200%"/>
    </style:style>
    <style:style style:name="T18" style:parent-style-name="Car.predefinitoparagrafo" style:family="text">
      <style:text-properties style:font-name="Linux Libertine Display G" fo:color="#161AA3" fo:background-color="#FFFFFF"/>
    </style:style>
    <style:style style:name="T19" style:parent-style-name="Car.predefinitoparagrafo" style:family="text">
      <style:text-properties style:font-name="Linux Libertine Display G" fo:color="#161AA3" fo:background-color="#FFFFFF"/>
    </style:style>
    <style:style style:name="T20" style:parent-style-name="Car.predefinitoparagrafo" style:family="text">
      <style:text-properties style:font-name="Linux Libertine Display G" fo:color="#161AA3" fo:background-color="#FFFFFF"/>
    </style:style>
    <style:style style:name="T21" style:parent-style-name="Car.predefinitoparagrafo" style:family="text">
      <style:text-properties style:font-name="Linux Libertine Display G" fo:color="#161AA3" fo:background-color="#FFFFFF"/>
    </style:style>
    <style:style style:name="T22" style:parent-style-name="Car.predefinitoparagrafo" style:family="text">
      <style:text-properties style:font-name="Linux Libertine Display G" fo:color="#161AA3" fo:background-color="#FFFFFF"/>
    </style:style>
    <style:style style:name="T23" style:parent-style-name="Car.predefinitoparagrafo" style:family="text">
      <style:text-properties style:font-name="Linux Libertine Display G" fo:color="#161AA3" fo:background-color="#FFFFFF"/>
    </style:style>
    <style:style style:name="T24" style:parent-style-name="Car.predefinitoparagrafo" style:family="text">
      <style:text-properties style:font-name="Linux Libertine Display G" fo:color="#161AA3" fo:background-color="#FFFFFF"/>
    </style:style>
    <style:style style:name="T25" style:parent-style-name="Car.predefinitoparagrafo" style:family="text">
      <style:text-properties style:font-name="Linux Libertine Display G" fo:color="#161AA3" fo:background-color="#FFFFFF"/>
    </style:style>
    <style:style style:name="T26" style:parent-style-name="Car.predefinitoparagrafo" style:family="text">
      <style:text-properties style:font-name="Linux Libertine Display G" fo:color="#161AA3" fo:background-color="#FFFFFF"/>
    </style:style>
    <style:style style:name="T27" style:parent-style-name="Car.predefinitoparagrafo" style:family="text">
      <style:text-properties style:font-name="Linux Libertine Display G" fo:font-style="italic" style:font-style-asian="italic" fo:color="#161AA3" fo:background-color="#FFFFFF"/>
    </style:style>
    <style:style style:name="T28" style:parent-style-name="Car.predefinitoparagrafo" style:family="text">
      <style:text-properties style:font-name="Linux Libertine Display G" fo:color="#161AA3" fo:background-color="#FFFFFF"/>
    </style:style>
    <style:style style:name="T29" style:parent-style-name="Car.predefinitoparagrafo" style:family="text">
      <style:text-properties style:font-name="Linux Libertine Display G" style:font-name-complex="Linux Libertine Display G" fo:color="#161AA3" fo:background-color="#FFFFFF" style:text-underline-type="single" style:text-underline-style="solid" style:text-underline-width="auto" style:text-underline-mode="continuous"/>
    </style:style>
    <style:style style:name="T30" style:parent-style-name="Car.predefinitoparagrafo" style:family="text">
      <style:text-properties style:font-name="Linux Libertine Display G" fo:color="#161AA3" fo:background-color="#FFFFFF"/>
    </style:style>
    <style:style style:name="T31" style:parent-style-name="Car.predefinitoparagrafo" style:family="text">
      <style:text-properties style:font-name="Linux Libertine Display G" fo:color="#161AA3" fo:background-color="#FFFFFF"/>
    </style:style>
    <style:style style:name="T32" style:parent-style-name="Car.predefinitoparagrafo" style:family="text">
      <style:text-properties style:font-name="Linux Libertine Display G" fo:font-weight="bold" style:font-weight-asian="bold" fo:color="#161AA3" fo:background-color="#FFFFFF"/>
    </style:style>
    <style:style style:name="P33" style:parent-style-name="Standard" style:family="paragraph">
      <style:paragraph-properties fo:text-align="center" fo:line-height="200%"/>
      <style:text-properties style:font-name="Linux Libertine Display G" fo:font-weight="bold" style:font-weight-asian="bold" fo:color="#161AA3" fo:background-color="#FFFFFF"/>
    </style:style>
    <style:style style:name="P34" style:parent-style-name="Standard" style:family="paragraph">
      <style:paragraph-properties fo:text-align="justify" fo:line-height="200%"/>
      <style:text-properties style:font-name="Linux Libertine Display G" fo:font-weight="bold" style:font-weight-asian="bold" fo:color="#161AA3" fo:background-color="#FFFFFF"/>
    </style:style>
    <style:style style:name="P35" style:parent-style-name="Standard" style:family="paragraph">
      <style:paragraph-properties fo:text-align="center" fo:line-height="200%"/>
      <style:text-properties style:font-name="Linux Libertine Display G" fo:font-weight="bold" style:font-weight-asian="bold" fo:color="#161AA3" fo:background-color="#FFFFFF"/>
    </style:style>
    <style:style style:name="P36" style:parent-style-name="Standard" style:family="paragraph">
      <style:paragraph-properties fo:text-align="justify" fo:line-height="200%"/>
    </style:style>
    <style:style style:name="T37" style:parent-style-name="Car.predefinitoparagrafo" style:family="text">
      <style:text-properties style:font-name="Linux Libertine Display G" fo:color="#161AA3" fo:background-color="#FFFFFF"/>
    </style:style>
    <style:style style:name="T38" style:parent-style-name="Car.predefinitoparagrafo" style:family="text">
      <style:text-properties style:font-name="Linux Libertine Display G" fo:font-weight="bold" style:font-weight-asian="bold" fo:color="#161AA3" fo:background-color="#FFFFFF"/>
    </style:style>
    <style:style style:name="T39" style:parent-style-name="Car.predefinitoparagrafo" style:family="text">
      <style:text-properties style:font-name="Linux Libertine Display G" fo:color="#161AA3" fo:background-color="#FFFFFF"/>
    </style:style>
    <style:style style:name="T40" style:parent-style-name="Car.predefinitoparagrafo" style:family="text">
      <style:text-properties style:font-name="Linux Libertine Display G" fo:font-weight="bold" style:font-weight-asian="bold" fo:color="#161AA3" fo:background-color="#FFFFFF"/>
    </style:style>
    <style:style style:name="T41" style:parent-style-name="Car.predefinitoparagrafo" style:family="text">
      <style:text-properties style:font-name="Linux Libertine Display G" fo:color="#161AA3" fo:background-color="#FFFFFF"/>
    </style:style>
    <style:style style:name="T42" style:parent-style-name="Car.predefinitoparagrafo" style:family="text">
      <style:text-properties style:font-name="Linux Libertine Display G" fo:font-weight="bold" style:font-weight-asian="bold" fo:color="#161AA3" fo:background-color="#FFFFFF"/>
    </style:style>
    <style:style style:name="T43" style:parent-style-name="Car.predefinitoparagrafo" style:family="text">
      <style:text-properties style:font-name="Linux Libertine Display G" fo:color="#161AA3" fo:background-color="#FFFFFF"/>
    </style:style>
    <style:style style:name="T44" style:parent-style-name="Car.predefinitoparagrafo" style:family="text">
      <style:text-properties style:font-name="Linux Libertine Display G" fo:color="#161AA3" fo:background-color="#FFFFFF"/>
    </style:style>
    <style:style style:name="T45" style:parent-style-name="Car.predefinitoparagrafo" style:family="text">
      <style:text-properties style:font-name="Linux Libertine Display G" fo:font-weight="bold" style:font-weight-asian="bold" fo:color="#161AA3" fo:background-color="#FFFFFF"/>
    </style:style>
    <style:style style:name="T46" style:parent-style-name="Car.predefinitoparagrafo" style:family="text">
      <style:text-properties style:font-name="Linux Libertine Display G" fo:color="#161AA3" fo:background-color="#FFFFFF"/>
    </style:style>
    <style:style style:name="T47" style:parent-style-name="Car.predefinitoparagrafo" style:family="text">
      <style:text-properties style:font-name="Linux Libertine Display G" fo:font-weight="bold" style:font-weight-asian="bold" fo:color="#161AA3" fo:background-color="#FFFFFF"/>
    </style:style>
    <style:style style:name="T48" style:parent-style-name="Car.predefinitoparagrafo" style:family="text">
      <style:text-properties style:font-name="Linux Libertine Display G" fo:color="#161AA3" fo:background-color="#FFFFFF"/>
    </style:style>
    <style:style style:name="T49" style:parent-style-name="Car.predefinitoparagrafo" style:family="text">
      <style:text-properties style:font-name="Linux Libertine Display G" fo:font-weight="bold" style:font-weight-asian="bold" fo:color="#161AA3" fo:background-color="#FFFFFF"/>
    </style:style>
    <style:style style:name="T50" style:parent-style-name="Car.predefinitoparagrafo" style:family="text">
      <style:text-properties style:font-name="Linux Libertine Display G" fo:color="#161AA3" fo:background-color="#FFFFFF"/>
    </style:style>
    <style:style style:name="T51" style:parent-style-name="Car.predefinitoparagrafo" style:family="text">
      <style:text-properties style:font-name="Linux Libertine Display G" fo:font-weight="bold" style:font-weight-asian="bold" fo:color="#161AA3" fo:background-color="#FFFFFF"/>
    </style:style>
    <style:style style:name="T52" style:parent-style-name="Car.predefinitoparagrafo" style:family="text">
      <style:text-properties style:font-name="Linux Libertine Display G" fo:color="#161AA3" fo:background-color="#FFFFFF"/>
    </style:style>
    <style:style style:name="T53" style:parent-style-name="Car.predefinitoparagrafo" style:family="text">
      <style:text-properties style:font-name="Linux Libertine Display G" fo:color="#161AA3" fo:background-color="#FFFFFF"/>
    </style:style>
    <style:style style:name="P54" style:parent-style-name="Standard" style:family="paragraph">
      <style:paragraph-properties fo:text-align="justify" fo:line-height="200%"/>
    </style:style>
    <style:style style:name="T55" style:parent-style-name="Car.predefinitoparagrafo" style:family="text">
      <style:text-properties style:font-name="Linux Libertine Display G" fo:color="#161AA3" fo:background-color="#FFFFFF"/>
    </style:style>
    <style:style style:name="P56" style:parent-style-name="Standard" style:family="paragraph">
      <style:paragraph-properties fo:text-align="justify" fo:line-height="200%"/>
      <style:text-properties style:font-name="Linux Libertine Display G" fo:color="#161AA3" fo:background-color="#FFFFFF"/>
    </style:style>
    <style:style style:name="P57" style:parent-style-name="Standard" style:family="paragraph">
      <style:paragraph-properties fo:text-align="justify" fo:line-height="200%"/>
    </style:style>
    <style:style style:name="T58" style:parent-style-name="Car.predefinitoparagrafo" style:family="text">
      <style:text-properties style:font-name="Linux Libertine Display G" fo:color="#161AA3" fo:background-color="#FFFFFF"/>
    </style:style>
    <style:style style:name="P59" style:parent-style-name="Standard" style:family="paragraph">
      <style:paragraph-properties fo:text-align="justify" fo:line-height="200%"/>
    </style:style>
    <style:style style:name="T60" style:parent-style-name="Car.predefinitoparagrafo" style:family="text">
      <style:text-properties style:font-name="Linux Libertine Display G" fo:color="#161AA3" fo:background-color="#FFFFFF"/>
    </style:style>
    <style:style style:name="T61" style:parent-style-name="Car.predefinitoparagrafo" style:family="text">
      <style:text-properties style:font-name="Linux Libertine Display G" fo:color="#161AA3" fo:background-color="#FFFFFF"/>
    </style:style>
    <style:style style:name="T62" style:parent-style-name="Car.predefinitoparagrafo" style:family="text">
      <style:text-properties style:font-name="Linux Libertine Display G" fo:font-weight="bold" style:font-weight-asian="bold" fo:color="#161AA3" fo:background-color="#FFFFFF"/>
    </style:style>
    <style:style style:name="T63" style:parent-style-name="Car.predefinitoparagrafo" style:family="text">
      <style:text-properties style:font-name="Linux Libertine Display G" fo:color="#161AA3" fo:background-color="#FFFFFF"/>
    </style:style>
    <style:style style:name="T64" style:parent-style-name="Car.predefinitoparagrafo" style:family="text">
      <style:text-properties style:font-name="Linux Libertine Display G" fo:color="#161AA3" fo:background-color="#FFFFFF"/>
    </style:style>
    <style:style style:name="T65" style:parent-style-name="Car.predefinitoparagrafo" style:family="text">
      <style:text-properties style:font-name="Linux Libertine Display G" fo:color="#161AA3" fo:background-color="#FFFFFF"/>
    </style:style>
    <style:style style:name="P66" style:parent-style-name="Standard" style:family="paragraph">
      <style:paragraph-properties fo:text-align="justify" fo:line-height="200%"/>
      <style:text-properties style:font-name="Linux Libertine Display G" fo:color="#161AA3" fo:background-color="#FFFFFF"/>
    </style:style>
    <style:style style:name="P67" style:parent-style-name="Standard" style:family="paragraph">
      <style:paragraph-properties fo:text-align="justify" fo:margin-bottom="0.1388in" fo:line-height="200%"/>
    </style:style>
    <style:style style:name="T68" style:parent-style-name="Car.predefinitoparagrafo" style:family="text">
      <style:text-properties style:font-name="Linux Libertine Display G" fo:color="#161AA3" fo:background-color="#FFFFFF"/>
    </style:style>
    <style:style style:name="T69" style:parent-style-name="Car.predefinitoparagrafo" style:family="text">
      <style:text-properties style:font-name="Linux Libertine Display G" fo:font-style="italic" style:font-style-asian="italic" fo:color="#161AA3" fo:background-color="#FFFFFF"/>
    </style:style>
    <style:style style:name="T70" style:parent-style-name="Car.predefinitoparagrafo" style:family="text">
      <style:text-properties style:font-name="Linux Libertine Display G" fo:color="#161AA3" fo:background-color="#FFFFFF"/>
    </style:style>
    <style:style style:name="P71" style:parent-style-name="Standard" style:family="paragraph">
      <style:paragraph-properties fo:text-align="center" fo:margin-bottom="0.1388in" fo:line-height="200%"/>
      <style:text-properties style:font-name="Linux Libertine Display G" fo:font-weight="bold" style:font-weight-asian="bold" fo:color="#161AA3" fo:background-color="#FFFFFF" style:text-underline-type="single" style:text-underline-style="solid" style:text-underline-width="auto" style:text-underline-mode="continuous"/>
    </style:style>
    <style:style style:name="P72" style:parent-style-name="Standard" style:family="paragraph">
      <style:paragraph-properties fo:text-align="justify" fo:margin-bottom="0.1388in" fo:line-height="200%"/>
      <style:text-properties style:font-name="Linux Libertine Display G" fo:color="#161AA3" fo:background-color="#FFFFFF"/>
    </style:style>
    <style:style style:name="P73" style:parent-style-name="Standard" style:family="paragraph">
      <style:paragraph-properties fo:text-align="center" fo:margin-bottom="0.1388in" fo:line-height="200%"/>
      <style:text-properties style:font-name="Linux Libertine Display G" fo:font-weight="bold" style:font-weight-asian="bold" fo:color="#161AA3" fo:background-color="#FFFFFF"/>
    </style:style>
    <style:style style:name="P74" style:parent-style-name="Standard" style:family="paragraph">
      <style:paragraph-properties fo:text-align="center" fo:margin-bottom="0.1388in" fo:line-height="200%"/>
      <style:text-properties style:font-name="Linux Libertine Display G" fo:font-weight="bold" style:font-weight-asian="bold" fo:color="#161AA3" fo:background-color="#FFFFFF" style:text-underline-type="single" style:text-underline-style="solid" style:text-underline-width="auto" style:text-underline-mode="continuous"/>
    </style:style>
    <style:style style:name="P75" style:parent-style-name="Standard" style:family="paragraph">
      <style:paragraph-properties fo:text-align="justify" fo:line-height="200%"/>
    </style:style>
    <style:style style:name="T76" style:parent-style-name="Car.predefinitoparagrafo" style:family="text">
      <style:text-properties style:font-name="Linux Libertine Display G" fo:font-weight="bold" style:font-weight-asian="bold" fo:color="#161AA3" fo:background-color="#FFFFFF"/>
    </style:style>
    <style:style style:name="T77" style:parent-style-name="Car.predefinitoparagrafo" style:family="text">
      <style:text-properties style:font-name="Linux Libertine Display G" fo:font-weight="bold" style:font-weight-asian="bold" fo:color="#161AA3" fo:background-color="#FFFFFF" style:text-underline-type="single" style:text-underline-style="solid" style:text-underline-width="auto" style:text-underline-mode="continuous"/>
    </style:style>
    <style:style style:name="T78" style:parent-style-name="Car.predefinitoparagrafo" style:family="text">
      <style:text-properties style:font-name="Linux Libertine Display G" fo:font-weight="bold" style:font-weight-asian="bold" fo:color="#161AA3" fo:background-color="#FFFFFF"/>
    </style:style>
    <style:style style:name="T79" style:parent-style-name="Car.predefinitoparagrafo" style:family="text">
      <style:text-properties style:font-name="Linux Libertine Display G" fo:font-weight="bold" style:font-weight-asian="bold" fo:color="#161AA3" fo:background-color="#FFFFFF"/>
    </style:style>
    <style:style style:name="T80" style:parent-style-name="Car.predefinitoparagrafo" style:family="text">
      <style:text-properties style:font-name="Linux Libertine Display G" fo:font-weight="bold" style:font-weight-asian="bold" fo:color="#161AA3" fo:background-color="#FFFFFF"/>
    </style:style>
    <style:style style:name="T81" style:parent-style-name="Car.predefinitoparagrafo" style:family="text">
      <style:text-properties style:font-name="Linux Libertine Display G" fo:font-weight="bold" style:font-weight-asian="bold" fo:color="#161AA3" fo:background-color="#FFFFFF"/>
    </style:style>
    <style:style style:name="P82" style:parent-style-name="Standard" style:family="paragraph">
      <style:paragraph-properties fo:text-align="center" fo:margin-bottom="0.1388in" fo:line-height="200%"/>
      <style:text-properties style:font-name="Linux Libertine Display G" fo:font-weight="bold" style:font-weight-asian="bold" fo:color="#161AA3" fo:background-color="#FFFFFF" style:text-underline-type="single" style:text-underline-style="solid" style:text-underline-width="auto" style:text-underline-mode="continuous"/>
    </style:style>
    <style:style style:name="P83" style:parent-style-name="Standard" style:family="paragraph">
      <style:paragraph-properties fo:text-align="justify" fo:line-height="200%"/>
    </style:style>
    <style:style style:name="T84" style:parent-style-name="Car.predefinitoparagrafo" style:family="text">
      <style:text-properties style:font-name="Linux Libertine Display G" fo:color="#161AA3" fo:background-color="#FFFFFF"/>
    </style:style>
    <style:style style:name="T85" style:parent-style-name="Car.predefinitoparagrafo" style:family="text">
      <style:text-properties style:font-name="Linux Libertine Display G" fo:color="#161AA3" fo:background-color="#FFFFFF"/>
    </style:style>
    <style:style style:name="T86" style:parent-style-name="Car.predefinitoparagrafo" style:family="text">
      <style:text-properties style:font-name="Linux Libertine Display G" fo:font-weight="bold" style:font-weight-asian="bold" fo:color="#161AA3" fo:background-color="#FFFFFF"/>
    </style:style>
    <style:style style:name="T87" style:parent-style-name="Car.predefinitoparagrafo" style:family="text">
      <style:text-properties style:font-name="Linux Libertine Display G" fo:color="#161AA3" fo:background-color="#FFFFFF"/>
    </style:style>
    <style:style style:name="T88" style:parent-style-name="Car.predefinitoparagrafo" style:family="text">
      <style:text-properties style:font-name="Linux Libertine Display G" fo:color="#161AA3" fo:background-color="#FFFFFF"/>
    </style:style>
    <style:style style:name="T89" style:parent-style-name="Car.predefinitoparagrafo" style:family="text">
      <style:text-properties style:font-name="Linux Libertine Display G" fo:color="#161AA3" fo:background-color="#FFFFFF"/>
    </style:style>
    <style:style style:name="P90" style:parent-style-name="Standard" style:family="paragraph">
      <style:paragraph-properties fo:text-align="justify" fo:line-height="200%"/>
      <style:text-properties style:font-name="Linux Libertine Display G" fo:color="#161AA3" fo:background-color="#FFFFFF"/>
    </style:style>
    <style:style style:name="P91" style:parent-style-name="Standard" style:family="paragraph">
      <style:paragraph-properties fo:text-align="justify" fo:line-height="200%"/>
    </style:style>
    <style:style style:name="T92" style:parent-style-name="Car.predefinitoparagrafo" style:family="text">
      <style:text-properties style:font-name="Linux Libertine Display G" fo:color="#161AA3" fo:background-color="#FFFFFF"/>
    </style:style>
    <style:style style:name="T93" style:parent-style-name="Car.predefinitoparagrafo" style:family="text">
      <style:text-properties style:font-name="Linux Libertine Display G" fo:font-weight="bold" style:font-weight-asian="bold" fo:color="#161AA3" fo:background-color="#FFFFFF" style:text-underline-type="single" style:text-underline-style="solid" style:text-underline-width="auto" style:text-underline-mode="continuous"/>
    </style:style>
    <style:style style:name="P94" style:parent-style-name="Standard" style:family="paragraph">
      <style:paragraph-properties fo:text-align="justify" fo:line-height="200%"/>
    </style:style>
    <style:style style:name="T95" style:parent-style-name="Car.predefinitoparagrafo" style:family="text">
      <style:text-properties style:font-name="Linux Libertine Display G" fo:color="#161AA3" fo:background-color="#FFFFFF"/>
    </style:style>
    <style:style style:name="T96" style:parent-style-name="Car.predefinitoparagrafo" style:family="text">
      <style:text-properties style:font-name="Linux Libertine Display G" fo:color="#161AA3" fo:background-color="#FFFFFF"/>
    </style:style>
    <style:style style:name="P97" style:parent-style-name="Standard" style:family="paragraph">
      <style:paragraph-properties fo:text-align="justify" fo:line-height="200%"/>
      <style:text-properties style:font-name="Linux Libertine Display G" fo:color="#161AA3" fo:background-color="#FFFFFF"/>
    </style:style>
    <style:style style:name="P98" style:parent-style-name="Standard" style:family="paragraph">
      <style:paragraph-properties fo:text-align="justify" fo:line-height="200%"/>
      <style:text-properties style:font-name="Linux Libertine Display G" fo:color="#161AA3" fo:background-color="#FFFFFF"/>
    </style:style>
    <style:style style:name="P99" style:parent-style-name="Standard" style:family="paragraph">
      <style:paragraph-properties fo:text-align="justify" fo:line-height="200%"/>
    </style:style>
    <style:style style:name="T100" style:parent-style-name="Car.predefinitoparagrafo" style:family="text">
      <style:text-properties style:font-name="Linux Libertine Display G" fo:color="#161AA3" fo:background-color="#FFFFFF"/>
    </style:style>
    <style:style style:name="P101" style:parent-style-name="Standard" style:family="paragraph">
      <style:paragraph-properties fo:text-align="justify" fo:line-height="200%"/>
      <style:text-properties style:font-name="Linux Libertine Display G" fo:color="#161AA3" fo:background-color="#FFFFFF"/>
    </style:style>
    <style:style style:name="P102" style:parent-style-name="Standard" style:family="paragraph">
      <style:paragraph-properties fo:text-align="justify" fo:line-height="200%"/>
    </style:style>
    <style:style style:name="T103" style:parent-style-name="Car.predefinitoparagrafo" style:family="text">
      <style:text-properties style:font-name="Linux Libertine Display G" fo:color="#161AA3" fo:background-color="#FFFFFF"/>
    </style:style>
    <style:style style:name="T104" style:parent-style-name="Car.predefinitoparagrafo" style:family="text">
      <style:text-properties style:font-name="Linux Libertine Display G" fo:color="#161AA3" fo:background-color="#FFFFFF"/>
    </style:style>
    <style:style style:name="P105" style:parent-style-name="Standard" style:family="paragraph">
      <style:paragraph-properties fo:text-align="justify" fo:line-height="200%"/>
    </style:style>
    <style:style style:name="T106" style:parent-style-name="Car.predefinitoparagrafo" style:family="text">
      <style:text-properties style:font-name="Linux Libertine Display G" fo:color="#161AA3" fo:background-color="#FFFFFF"/>
    </style:style>
    <style:style style:name="P107" style:parent-style-name="Standard" style:family="paragraph">
      <style:paragraph-properties fo:text-align="justify" fo:line-height="200%"/>
    </style:style>
    <style:style style:name="T108" style:parent-style-name="Car.predefinitoparagrafo" style:family="text">
      <style:text-properties style:font-name="Linux Libertine Display G" fo:color="#161AA3" fo:background-color="#FFFFFF"/>
    </style:style>
    <style:style style:name="P109" style:parent-style-name="Standard" style:family="paragraph">
      <style:paragraph-properties fo:text-align="justify" fo:line-height="200%"/>
      <style:text-properties style:font-name="Linux Libertine Display G" fo:color="#161AA3" fo:background-color="#FFFFFF"/>
    </style:style>
    <style:style style:name="P110" style:parent-style-name="Standard" style:family="paragraph">
      <style:paragraph-properties fo:text-align="justify" fo:line-height="200%"/>
    </style:style>
    <style:style style:name="T111" style:parent-style-name="Car.predefinitoparagrafo" style:family="text">
      <style:text-properties style:font-name="Linux Libertine Display G" fo:color="#161AA3" fo:background-color="#FFFFFF"/>
    </style:style>
    <style:style style:name="P112" style:parent-style-name="Standard" style:family="paragraph">
      <style:paragraph-properties fo:text-align="justify" fo:margin-bottom="0.1388in" fo:line-height="200%"/>
    </style:style>
    <style:style style:name="T113" style:parent-style-name="Car.predefinitoparagrafo" style:family="text">
      <style:text-properties style:font-name="Linux Libertine Display G" fo:color="#161AA3" fo:background-color="#FFFFFF"/>
    </style:style>
    <style:style style:name="T114" style:parent-style-name="Car.predefinitoparagrafo" style:family="text">
      <style:text-properties style:font-name="Linux Libertine Display G" fo:color="#161AA3" fo:background-color="#FFFFFF"/>
    </style:style>
    <style:style style:name="T115" style:parent-style-name="Car.predefinitoparagrafo" style:family="text">
      <style:text-properties style:font-name="Linux Libertine Display G" fo:color="#161AA3" fo:background-color="#FFFFFF"/>
    </style:style>
    <style:style style:name="P116" style:parent-style-name="Standard" style:family="paragraph">
      <style:paragraph-properties fo:text-align="justify" fo:margin-bottom="0.1388in" fo:line-height="200%"/>
      <style:text-properties style:font-name="Linux Libertine Display G" fo:color="#161AA3" fo:background-color="#FFFFFF"/>
    </style:style>
    <style:style style:name="P117" style:parent-style-name="Standard" style:family="paragraph">
      <style:paragraph-properties fo:text-align="justify" fo:margin-bottom="0.1388in" fo:line-height="200%"/>
    </style:style>
    <style:style style:name="T118" style:parent-style-name="Car.predefinitoparagrafo" style:family="text">
      <style:text-properties style:font-name="Linux Libertine Display G" fo:color="#161AA3" fo:background-color="#FFFFFF"/>
    </style:style>
    <style:style style:name="T119" style:parent-style-name="Car.predefinitoparagrafo" style:family="text">
      <style:text-properties style:font-name="Linux Libertine Display G" fo:color="#161AA3" fo:background-color="#FFFFFF"/>
    </style:style>
    <style:style style:name="T120" style:parent-style-name="Car.predefinitoparagrafo" style:family="text">
      <style:text-properties style:font-name="Linux Libertine Display G" fo:color="#161AA3" fo:background-color="#FFFFFF"/>
    </style:style>
    <style:style style:name="T121" style:parent-style-name="Car.predefinitoparagrafo" style:family="text">
      <style:text-properties style:font-name="Linux Libertine Display G" fo:color="#161AA3" fo:background-color="#FFFFFF"/>
    </style:style>
    <style:style style:name="T122" style:parent-style-name="Car.predefinitoparagrafo" style:family="text">
      <style:text-properties style:font-name="Linux Libertine Display G" fo:color="#161AA3" fo:background-color="#FFFFFF"/>
    </style:style>
    <style:style style:name="T123" style:parent-style-name="Car.predefinitoparagrafo" style:family="text">
      <style:text-properties style:font-name="Linux Libertine Display G" fo:font-weight="bold" style:font-weight-asian="bold" fo:font-style="italic" style:font-style-asian="italic" fo:color="#161AA3" fo:background-color="#FFFFFF"/>
    </style:style>
  </office:automatic-styles>
  <office:body>
    <office:text text:use-soft-page-breaks="true">
      <text:p text:style-name="P1"><text:span text:style-name="T11">{TipoEnte} DI {SedeEnte}</text:span></text:p>
      <text:p text:style-name="P12">RICORSO PER DECRETO INGIUNTIVO</text:p>
      <text:p text:style-name="P13"><text:span text:style-name="T14">per {Parte.Denominazione}</text:span><text:span text:style-name="T15">, (P.I. {Parte.PartitaIVA}) in persona del legale rappresentante p.t., {LegaleRappresentanteParte.NomeCompleto},<text:s/></text:span><text:span text:style-name="T16">({LegaleRappresentanteParte.CodiceFiscale}), nato a<text:s/></text:span></text:p>
      <text:p text:style-name="P17"><text:span text:style-name="T18">{LegaleRappresentanteParte.LuogoNascita} (</text:span><text:bookmark-start text:name="_Hlk5309758"/><text:span text:style-name="T19">{LegaleRappresentante</text:span><text:bookmark-end text:name="_Hlk5309758"/><text:span text:style-name="T20">Parte.ProvNascita}) l'{LegaleRappresenta</text:span><text:span text:style-name="T21">nte</text:span><text:span text:style-name="T22">Parte.DataNascita}, con sede legale in {Parte.IndirizzoSedeLegale} rappresentata e difesa, gius</text:span><text:span text:style-name="T23">ta procura allegata mediante strumenti informatici e apposta in calce al presente ricorso ai sensi dell'art. 83 comma 3 c.p.c.., dall’Avv. {</text:span><text:bookmark-start text:name="_Hlk5306033"/><text:span text:style-name="T24">Avvocato</text:span><text:bookmark-end text:name="_Hlk5306033"/><text:span text:style-name="T25">.NomeCompleto} del Foro di {SedeEnte} (C.F. {Avvocato.CodiceFiscale}), presso il cui studio in {Avvocato.Ind</text:span><text:span text:style-name="T26">irizzoStudio}, elegge domicilio, con indicazione, ai sensi e per gli effetti degli artt. 133, 134, 170 e 176 c.p.c., nonché a norma dell’art. 13, comma 3-</text:span><text:span text:style-name="T27">bis</text:span><text:span text:style-name="T28">, D.P.R. n. 115/2002, del numero di fax 0523-1991294 e l’indirizzo pec<text:s/></text:span><text:span text:style-name="T29">{Avvocato.EMailPEC}</text:span><text:span text:style-name="T30"><text:s/>quali re</text:span><text:span text:style-name="T31">capiti ove effettuare le<text:s/></text:span><text:span text:style-name="T32">comunicazioni e/o le notifiche</text:span></text:p>
      <text:p text:style-name="P33">contro</text:p>
      <text:p text:style-name="P34">{Controparte.Denominazione}., (P.I./ C.F. {Controparte.PartitaIVA}), corrente in {Controparte.IndirizzoSedeLegale}, in persona del legale rappresentante p.t., sig. {<text:bookmark-start text:name="_Hlk5309775"/>LegaleRappresentanteControparte.<text:bookmark-end text:name="_Hlk5309775"/>NomeCompleto}, (C.F. {LegaleRappresentanteControparte.CodiceFiscale}), nato il {<text:bookmark-start text:name="_Hlk5310371"/>LegaleRappresentanteControparte<text:bookmark-end text:name="_Hlk5310371"/>.DataNascita} a {LegaleRappresentanteControparte.LuogoNascita} ed ivi residente in {LegaleRappresentanteControparte.IndirizzoResidenza},</text:p>
      <text:p text:style-name="P35">Premesso che</text:p>
      <text:p text:style-name="P36"><text:span text:style-name="T37">1) {Parte.Denominazione} è creditrice nei confronti di {Controparte.Denominazione},<text:s/></text:span><text:span text:style-name="T38">(P.I./ C.F. {Controparte.PartitaIVA}), corrente in {Controparte.IndirizzoSedeLegale}, <text:s/></text:span><text:span text:style-name="T39"><text:s text:c="2"/>della somma di<text:s/></text:span><text:span text:style-name="T40">€</text:span><text:span text:style-name="T41"><text:s/></text:span><text:span text:style-name="T42">5.300,00<text:s/></text:span><text:span text:style-name="T43">per controlli UT -<text:s/></text:span><text:span text:style-name="T44">MT- RX su serbatoi in forza della fattura<text:s/></text:span><text:span text:style-name="T45">n. 120 del 30.09.2016</text:span><text:span text:style-name="T46">, nonché della somma di<text:s/></text:span><text:span text:style-name="T47">€ 1.244,00 per radiografie e report su filtro 102A</text:span><text:span text:style-name="T48"><text:s/>in forza della fattura n.<text:s/></text:span><text:span text:style-name="T49">154<text:s/></text:span><text:span text:style-name="T50">del<text:s/></text:span><text:span text:style-name="T51">29.12.2016,<text:s/></text:span><text:span text:style-name="T52"><text:s/>oltre ad interessi legali moratori e commerciali di cui al d.lgs. 231/0</text:span><text:span text:style-name="T53">4 dalla data di scadenza delle singole fatture sino al soddisfo (Doc. 1-7) ;</text:span></text:p>
      <text:soft-page-break/>
      <text:p text:style-name="P54"><text:span text:style-name="T55">2) Nonostante i ripetuti solleciti di pagamento, la debitrice è rimasta totalmente inadempiente; <text:s text:c="3"/>(doc.8).</text:span></text:p>
      <text:p text:style-name="P56">3) {Controparte.Denominazione}, in persona del legale rappresentante p.t., risulta pertanto debitrice nei confronti di {Parte.Denominazione} della somma di € 6.544,00, oltre interessi moratori dalle singole scadenze sino al saldo effettivo, oltre al liquidando compenso del presente procedimento monitorio, Iva, Cpa, spese generali e successive occorrende.</text:p>
      <text:p text:style-name="P57"><text:span text:style-name="T58">4) il credito di cui in narrativa è liquido, certo ed esigibile, fondato su prova scritta e sussistono i presupposti per l’emissione del richiedendo provvedimento monitorio in favore di {Parte.Denominazione}.</text:span></text:p>
      <text:p text:style-name="P59"><text:span text:style-name="T60">5) <text:s/>Stante il ri</text:span><text:span text:style-name="T61">conoscimento parziale del debito effettuato da {Controparte.Denominazione}, con <text:s/>la lettera del<text:s/></text:span><text:span text:style-name="T62">03.07.2017, in ordine alla fattura n. 120/2016 di € 5.300,00 col quale la società riconosceva il debito ordinando <text:s/>un bonifico MAI PERVENUTO ALLA CREDITRICE</text:span><text:span text:style-name="T63">(Cfr</text:span><text:span text:style-name="T64">. Doc. 9), <text:s/>nonché visto l'ammontare del credito ed il pericolo che un ulteriore ritardo nel pagamento possa comportare un grave pregiudizio per parte creditrice, anche in considerazione dell'omesso deposito dei bilanci da parte della società debitrice dal</text:span><text:span text:style-name="T65"><text:s/>2013, ricorrono le condizioni affinché il presente decreto sia munito di provvisoria esecutività a norma dell’art. 642, secondo comma, c.p.c.;</text:span></text:p>
      <text:p text:style-name="P66"/>
      <text:p text:style-name="P67"><text:span text:style-name="T68">Tutto ciò premesso, {Parte.Denominazione}<text:s/></text:span><text:span text:style-name="T69">ut<text:s/></text:span><text:span text:style-name="T70">sopra rappresentata e difesa,</text:span></text:p>
      <text:p text:style-name="P71">RICORRE</text:p>
      <text:p text:style-name="P72">alla S.V. Ill.ma,<text:s/>competente per legge, affinché, visti gli artt. 633, 641 e 642 c.p.c. e ss. c.p.c. nonché l'art. 20 c.p.c. e 1182, co. 3 c.c. voglia</text:p>
      <text:p text:style-name="P73">L'Ill.mo Tribunale adito</text:p>
      <text:p text:style-name="P74">INGIUNGERE</text:p>
      <text:p text:style-name="P75"><text:span text:style-name="T76">a<text:s/></text:span><text:span text:style-name="T77">{Controparte.Denominazione}</text:span><text:span text:style-name="T78">, (P.I./ C.F.<text:s/></text:span><text:span text:style-name="T79">{Controparte.PartitaIVA}), corrente in {Controparte.IndirizzoSedeLegale}, con sede di produzione a {Controparte.IndirizzoSedeOperativa}, in<text:s/></text:span><text:soft-page-break/><text:span text:style-name="T80">persona del legale rappresentante p.t., sig. {LegaleRappresentanteControparte.NomeCompleto}, <text:s/>(C.F. {LegaleRappresen</text:span><text:span text:style-name="T81">tanteControparte.CodiceFiscale}), nato il {LegaleRappresentanteControparte.DataNascita} a {LegaleRappresentanteControparte.LuogoNascita} ed ivi residente in {LegaleRappresentanteControparte.IndirizzoResidenza} ,</text:span></text:p>
      <text:p text:style-name="P82">DI PAGARE</text:p>
      <text:p text:style-name="P83"><text:span text:style-name="T84">immediatamente e senza dilazione a</text:span><text:span text:style-name="T85">lcuna ad {Parte.Denominazione}, in persona del legale rappresentante p.t., la somma di<text:s/></text:span><text:span text:style-name="T86">€<text:s/></text:span><text:span text:style-name="T87">6.544,00, oltre interessi moratori calcolati ai sensi del D. Lgs. 231/2002 dal giorno successivo alla scadenza delle due fatture in premessa fino a saldo, oltre alla r</text:span><text:span text:style-name="T88">ifusione delle spese legali e compenso della presente procedura, Iva, Cpa, spese generali 15% e successive occorrende, come da nota spese allegata (doc.10), autorizzando, in difetto, la provvisoria esecutorietà del decreto ingiuntivo, avvertendo il debitor</text:span><text:span text:style-name="T89">e ingiunto che, ai soli fini dell’opposizione ex art. 645 c.p.c., il termine è di 40 gg. dalla notifica del decreto.</text:span></text:p>
      <text:p text:style-name="P90">Si allega procura e si producono in copia i seguenti documenti:</text:p>
      <text:p text:style-name="P91"><text:span text:style-name="T92">1) visura camerale<text:s/></text:span><text:span text:style-name="T93">{Controparte.Denominazione};</text:span></text:p>
      <text:p text:style-name="P94"><text:span text:style-name="T95">2) fattura {Parte.Denominaz</text:span><text:span text:style-name="T96">ione} n. 120 del 30.09.2016;</text:span></text:p>
      <text:p text:style-name="P97">3)rapporto di lavorazione del 26/09/2016;</text:p>
      <text:p text:style-name="P98">4) fattura {Parte.Denominazione} n. 154 del 29.12.2016;</text:p>
      <text:p text:style-name="P99"><text:span text:style-name="T100">5) DDT {Controparte.Denominazione} n. 106/2016;</text:span></text:p>
      <text:p text:style-name="P101">6) estratto autentico libro Iva;</text:p>
      <text:p text:style-name="P102"><text:span text:style-name="T103">7)dichiarazione d’intenti da<text:s/></text:span><text:span text:style-name="T104">{Controparte.Denominazione} a {Parte.Denominazione}</text:span></text:p>
      <text:p text:style-name="P105"><text:span text:style-name="T106">8) diffide a {Controparte.Denominazione}</text:span></text:p>
      <text:p text:style-name="P107"><text:span text:style-name="T108">9) comunicazione di {Controparte.Denominazione} a Banca di Piacenza;</text:span></text:p>
      <text:p text:style-name="P109">10) <text:s/>nota spese;</text:p>
      <text:p text:style-name="P110"><text:span text:style-name="T111">11) scansione contributo unificato e marca da bollo.</text:span></text:p>
      <text:p text:style-name="P112"><text:span text:style-name="T113">Ai fini del contributo u</text:span><text:span text:style-name="T114">nificato ai sensi del DPR 115/2002, il sottoscritto difensore dichiara che il valore del presente procedimento è di € 6.544,00, e che è dovuto il versamento del contributo unificato di €<text:s/></text:span><text:soft-page-break/><text:span text:style-name="T115">118,50.</text:span></text:p>
      <text:p text:style-name="P116">Piacenza, lì 24.04.2018</text:p>
      <text:p text:style-name="P117"><text:span text:style-name="T118"><text:tab/></text:span><text:span text:style-name="T119"><text:tab/></text:span><text:span text:style-name="T120"><text:tab/></text:span><text:span text:style-name="T121"><text:tab/></text:span><text:span text:style-name="T122"><text:tab/></text:span><text:span text:style-name="T123">Avv. Giovanna Turchio</text:span><text:a xlink:href="mailto:turchio.giovanna@ordineavvocatipc.it" office:target-frame-name="_top" xlink:show="repla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Verdana" svg:font-family="Verdana" style:font-family-generic="swiss" style:font-pitch="variable" svg:panose-1="2 11 6 4 3 5 4 4 2 4"/>
    <style:font-face style:name="OpenSymbol" svg:font-family="OpenSymbol" style:font-family-generic="system" style:font-pitch="variable" svg:panose-1="5 1 0 0 0 0 0 0 0 0"/>
    <style:font-face style:name="Linux Libertine Display G" svg:font-family="Linux Libertine Display G" style:font-family-generic="system" style:font-pitch="variable" svg:panose-1="2 0 5 3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3" style:display-name="Titolo 3" style:family="paragraph" style:parent-style-name="Heading" style:next-style-name="Textbody" style:default-outline-level="3">
      <style:text-properties style:font-name="Times New Roman" style:font-name-asian="Segoe UI"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stazione" style:display-name="Intestazion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NormaleWeb" style:display-name="Normale (Web)" style:family="paragraph" style:parent-style-name="Standard">
      <style:paragraph-properties fo:margin-top="0.1944in" fo:margin-bottom="0.1944in"/>
      <style:text-properties style:font-name="Verdana" style:font-name-asian="Verdana" style:font-name-complex="Verdana" fo:color="#000000" fo:font-size="8pt" style:font-size-asian="8pt" style:font-size-complex="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2875in"/>
      </style:footer-style>
    </style:page-layout>
    <style:style style:name="P2" style:parent-style-name="Intestazione" style:family="paragraph">
      <style:paragraph-properties fo:text-align="end" fo:line-height="150%"/>
      <style:text-properties fo:font-weight="bold" style:font-weight-asian="bold" style:font-weight-complex="bold" fo:font-style="italic" style:font-style-asian="italic" style:font-style-complex="italic" fo:text-shadow="0.0138in 0.0138in 0in #000000" fo:color="#000000" fo:font-size="11pt" style:font-size-asian="11pt" style:font-size-complex="11pt"/>
    </style:style>
    <style:style style:name="P3" style:parent-style-name="Pièdipagina" style:family="paragraph">
      <style:text-properties fo:font-weight="bold" style:font-weight-asian="bold" style:font-weight-complex="bold" fo:font-style="italic" style:font-style-asian="italic" style:font-style-complex="italic"/>
    </style:style>
    <style:style style:name="P4" style:parent-style-name="Pièdipagina" style:family="paragraph">
      <style:paragraph-properties fo:text-align="center" fo:margin-left="2in">
        <style:tab-stops>
          <style:tab-stop style:type="center" style:position="1.3458in"/>
          <style:tab-stop style:type="right" style:position="4.6923in"/>
        </style:tab-stops>
      </style:paragraph-properties>
      <style:text-properties fo:font-weight="bold" style:font-weight-asian="bold" style:font-weight-complex="bold" fo:font-style="italic" style:font-style-asian="italic" style:font-style-complex="italic"/>
    </style:style>
    <style:style style:name="P5" style:parent-style-name="Pièdipagina" style:family="paragraph">
      <style:paragraph-properties fo:text-align="center" fo:margin-left="0.5in">
        <style:tab-stops>
          <style:tab-stop style:type="center" style:position="2.8458in"/>
          <style:tab-stop style:type="right" style:position="6.1923in"/>
        </style:tab-stops>
      </style:paragraph-properties>
    </style:style>
    <style:style style:name="T6" style:parent-style-name="Car.predefinitoparagrafo" style:family="text">
      <style:text-properties fo:font-weight="bold" style:font-weight-asian="bold" style:font-weight-complex="bold" fo:font-style="italic" style:font-style-asian="italic" style:font-style-complex="italic"/>
    </style:style>
    <style:style style:name="P7" style:parent-style-name="Pièdipagina" style:family="paragraph">
      <style:paragraph-properties fo:text-align="center" fo:margin-left="0.5in">
        <style:tab-stops>
          <style:tab-stop style:type="center" style:position="2.8458in"/>
          <style:tab-stop style:type="right" style:position="6.1923in"/>
        </style:tab-stops>
      </style:paragraph-properties>
    </style:style>
    <style:style style:name="T8" style:parent-style-name="Car.predefinitoparagrafo" style:family="text">
      <style:text-properties fo:font-weight="bold" style:font-weight-asian="bold" style:font-weight-complex="bold" fo:font-style="italic" style:font-style-asian="italic" style:font-style-complex="italic"/>
    </style:style>
    <style:style style:name="P9" style:parent-style-name="Pièdipagina" style:family="paragraph">
      <style:paragraph-properties fo:text-align="center"/>
    </style:style>
    <style:style style:name="T10" style:parent-style-name="Car.predefinitoparagrafo" style:family="text">
      <style:text-properties fo:font-weight="bold" style:font-weight-asian="bold" style:font-weight-complex="bold" fo:font-style="italic" style:font-style-asian="italic" style:font-style-complex="italic"/>
    </style:style>
  </office:automatic-styles>
  <office:master-styles>
    <style:master-page style:name="MP0" style:page-layout-name="PL0">
      <style:header>
        <text:p text:style-name="P2">Avv. Giovanna Turchio</text:p>
      </style:header>
    </style:master-page>
    <style:master-page style:next-style-name="MP0" style:name="MPF0" style:page-layout-name="PL0">
      <style:footer>
        <text:p text:style-name="P3"><text:tab/><text:tab/>Via Genocchi, 16 29121 Piacenza</text:p>
        <text:p text:style-name="P4"><text:tab/><text:tab/>tel/fax 0523 1991294 <text:s text:c="43"/></text:p>
        <text:p text:style-name="P5"><text:tab/><text:tab/><text:span text:style-name="T6">turchio.giovanna@ordineavvocatipc.it</text:span></text:p>
        <text:p text:style-name="P7"><text:tab/><text:tab/><text:span text:style-name="T8">turchio.giovanna@gmail.com</text:span></text:p>
        <text:p text:style-name="P9"><text:span text:style-name="T10"><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utocertificazione iscrizione elenco avvocati gratuito patrocinio</dc:title>
    <dc:creator>Massimiliano Scriboni</dc:creator>
    <meta:creation-date>2018-03-07T16:24:00Z</meta:creation-date>
    <dc:date>2019-04-29T17:28:00Z</dc:date>
    <meta:template xlink:href="autocertificazione%20iscrizione%20elenco%20avvocati%20gratuito%20patrocinio.ott" xlink:type="simple"/>
    <meta:editing-cycles>26</meta:editing-cycles>
    <meta:editing-duration>PT22200S</meta:editing-duration>
    <meta:document-statistic meta:page-count="4" meta:paragraph-count="11" meta:word-count="861" meta:character-count="5762" meta:row-count="40" meta:non-whitespace-character-count="4912"/>
  </office:meta>
</office:document-meta>
</file>